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text-properties fo:font-size="10pt" style:rfc-language-tag="es-ES-u-co-trad" fo:language="es" fo:country="ES" style:font-size-asian="10pt" style:font-size-complex="10pt"/>
    </style:style>
    <style:style style:name="P8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10" style:family="paragraph" style:parent-style-name="Standard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en" fo:country="GB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fo:language="en" fo:country="GB" fo:font-weight="bold" style:font-size-asian="10pt" style:font-weight-asian="bold" style:font-size-complex="10pt"/>
    </style:style>
    <style:style style:name="P13" style:family="paragraph" style:parent-style-name="Standard">
      <style:text-properties fo:font-size="10pt" fo:language="en" fo:country="GB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fo:language="en" fo:country="GB" style:font-size-asian="10pt" style:font-size-complex="10pt"/>
    </style:style>
    <style:style style:name="P15" style:family="paragraph" style:parent-style-name="Standard"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17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18" style:family="paragraph" style:parent-style-name="Standard">
      <style:paragraph-properties style:text-autospace="none"/>
      <style:text-properties fo:font-size="10pt" fo:language="en" fo:country="US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20" style:family="paragraph" style:parent-style-name="Standard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language="en" fo:country="US" style:text-underline-style="none" fo:font-weight="bold" style:font-size-asian="10pt" style:font-weight-asian="bold" style:font-size-complex="10pt"/>
    </style:style>
    <style:style style:name="P22" style:family="paragraph" style:parent-style-name="Standard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style:text-autospace="non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text-autospace="none"/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style:rfc-language-tag="es-ES-u-co-trad" fo:language="es" fo:country="ES" fo:font-weight="normal" fo:background-color="transparent" style:font-name-asian="Calibri" style:font-size-asian="10pt" style:font-weight-asian="bold" style:font-name-complex="Calibri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language="en" fo:country="GB" fo:font-weight="normal" fo:background-color="transparent" style:font-name-asian="Calibri" style:font-size-asian="10pt" style:font-weight-asian="bold" style:font-name-complex="Calibri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3" style:family="paragraph" style:parent-style-name="Standard">
      <style:paragraph-properties style:text-autospace="none"/>
    </style:style>
    <style:style style:name="P34" style:family="paragraph" style:parent-style-name="Text_20_body">
      <style:text-properties fo:font-size="10pt" style:font-size-asian="10pt" style:font-size-complex="10pt"/>
    </style:style>
    <style:style style:name="P35" style:family="paragraph" style:parent-style-name="Text_20_body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1.249cm" fo:margin-right="0cm" fo:text-align="justify" style:justify-single-word="false" fo:text-indent="-1.249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38" style:family="paragraph" style:parent-style-name="Standard" style:list-style-name="WW8Num2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39" style:family="paragraph" style:parent-style-name="Standard">
      <style:text-properties fo:font-size="10pt" fo:language="en" fo:country="GB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0pt" fo:language="en" fo:country="GB" style:font-size-asian="10pt" style:font-size-complex="10pt"/>
    </style:style>
    <style:style style:name="P41" style:family="paragraph" style:parent-style-name="Standard"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1.249cm" fo:margin-right="0cm" fo:text-align="justify" style:justify-single-word="false" fo:text-indent="-1.249cm" style:auto-text-indent="false" style:text-autospace="none"/>
      <style:text-properties fo:font-size="10pt" fo:language="en" fo:country="US" fo:font-weight="bold" style:font-size-asian="10pt" style:font-weight-asian="bold" style:font-size-complex="10pt"/>
    </style:style>
    <style:style style:name="P44" style:family="paragraph" style:parent-style-name="Standard">
      <style:paragraph-properties fo:margin-left="1.249cm" fo:margin-right="0cm" fo:text-align="justify" style:justify-single-word="false" fo:text-indent="-1.249cm" style:auto-text-indent="false" style:text-autospace="none"/>
      <style:text-properties fo:font-size="10pt" fo:language="en" fo:country="US" fo:font-weight="bold" style:font-size-asian="10pt" style:font-weight-asian="bold" style:font-size-complex="10pt"/>
    </style:style>
    <style:style style:name="P45" style:family="paragraph" style:parent-style-name="Standard">
      <style:paragraph-properties fo:margin-left="1.249cm" fo:margin-right="0cm" fo:text-align="justify" style:justify-single-word="false" fo:text-indent="-1.249cm" style:auto-text-indent="fals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EJERCICIOS MANIPULACIÓN DE DATOS EN SQL (SELECT)</text:p>
      <text:p text:style-name="P5"/>
      <text:list xml:id="list1067319433" text:style-name="WW8Num2">
        <text:list-item>
          <text:p text:style-name="P38">Ejemplo. </text:p>
        </text:list-item>
      </text:list>
      <text:p text:style-name="P9">Seleccionamos de la tabla EMPLE a todos los empleados del departamento 20 (DEPT_NO =20). Además, la consulta debe aparecer orde­nada por APELLIDO. Los campos que hay que consultar son: número de empleado, apellido, oficio y número de departamento.</text:p>
      <text:p text:style-name="P8"/>
      <text:p text:style-name="P9"/>
      <text:p text:style-name="P30">SELECT emp_no, apellido, oficio, dept_no FROM emple WHERE dept_no=20 ORDER BY apellido;</text:p>
      <text:p text:style-name="P9"/>
      <text:p text:style-name="P9"/>
      <text:p text:style-name="P9"/>
      <text:list xml:id="list103552394131527" text:continue-numbering="true" text:style-name="WW8Num2">
        <text:list-item>
          <text:p text:style-name="P38">Ejemplo. </text:p>
        </text:list-item>
      </text:list>
      <text:p text:style-name="P9">Consulta de los empleados cuyo oficio sea 'ANALISTA' ordenado por Número de empleado (EMP_NO).</text:p>
      <text:p text:style-name="P8"/>
      <text:p text:style-name="P11"/>
      <text:p text:style-name="P31">SELECT emp_no FROM emple WHERE oficio LIKE 'ANALISTA' ORDER BY emp_no ASC;</text:p>
      <text:p text:style-name="P11"/>
      <text:p text:style-name="P11"/>
      <text:p text:style-name="P11"/>
      <text:list xml:id="list103551117974819" text:continue-numbering="true" text:style-name="WW8Num2">
        <text:list-item>
          <text:p text:style-name="P38">Ejemplo. </text:p>
        </text:list-item>
      </text:list>
      <text:p text:style-name="P8">Seleccionar de la tabla EMPLE aquellas filas del departamento 10 y cuyo oficio sea 'ANALISTA'. La consulta se ha de ordenar de modo des­cendente por APELLIDO y también de manera descendente por número de empleado (EMP_NO):</text:p>
      <text:p text:style-name="P8"/>
      <text:p text:style-name="P32">SELECT emp_no, apellido FROM emple WHERE dept_no=20 and oficio LIKE 'ANALISTA' ORDER BY apellido DESC, emp_no DESC;</text:p>
      <text:p text:style-name="P30"/>
      <text:p text:style-name="P8"/>
      <text:p text:style-name="P8"/>
      <text:p text:style-name="P4"/>
      <text:p text:style-name="P4"/>
      <text:list xml:id="list103552477126099" text:continue-numbering="true" text:style-name="WW8Num2">
        <text:list-item>
          <text:p text:style-name="P38">Ejemplo. </text:p>
        </text:list-item>
      </text:list>
      <text:p text:style-name="P8">Se trata de obtener la nota media de cada alumno, visualizamos por cada uno de ellos su nombre y su nota media (suma de las tres notas divi­dida entre tres):</text:p>
      <text:p text:style-name="P8"/>
      <text:p text:style-name="P10">SELECT nombre_alumno, round((nota1+nota2+nota3)/3) as media from notas_alumnos;</text:p>
      <text:p text:style-name="P8"/>
      <text:p text:style-name="P8"/>
      <text:p text:style-name="P8"/>
      <text:list xml:id="list103551726738550" text:continue-numbering="true" text:style-name="WW8Num2">
        <text:list-item>
          <text:p text:style-name="P38">Ejemplo. </text:p>
        </text:list-item>
      </text:list>
      <text:p text:style-name="P8">A partir de la tabla NOTAS_ALUMNOS, deseamos obtener aquellos nombres de alumnos que tengan un 7 en NOTA1 y cuya media sea mayor que 6</text:p>
      <text:p text:style-name="P8"/>
      <text:p text:style-name="P10">SELECT nombre_alumno from notas_alumnos WHERE nota1=7 and ((nota1+nota2+nota3)/3)&gt;6;</text:p>
      <text:p text:style-name="P8"/>
      <text:p text:style-name="P8"/>
      <text:p text:style-name="P4"/>
      <text:list xml:id="list103551602338851" text:continue-numbering="true" text:style-name="WW8Num2">
        <text:list-item>
          <text:p text:style-name="P38">Ejemplo. </text:p>
        </text:list-item>
      </text:list>
      <text:p text:style-name="P8">A partir de la tabla EMPLE, obtener aquellos apellidos que empiecen por una 'J':</text:p>
      <text:p text:style-name="P17"/>
      <text:p text:style-name="P17"/>
      <text:p text:style-name="P20">SELECT apellido from emple WHERE apellido LIKE 'J%'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03551779627959" text:continue-numbering="true" text:style-name="WW8Num2">
        <text:list-item>
          <text:p text:style-name="P38"><text:soft-page-break/>Ejemplo. </text:p>
        </text:list-item>
      </text:list>
      <text:p text:style-name="P8">Obtener aquellos apellidos que tengan una 'R' en la segunda posición:</text:p>
      <text:p text:style-name="P17"/>
      <text:p text:style-name="P22">SELECT apellido from emple WHERE apellido LIKE '_R%';</text:p>
      <text:p text:style-name="P17"/>
      <text:p text:style-name="P17"/>
      <text:p text:style-name="P17"/>
      <text:p text:style-name="P17"/>
      <text:list xml:id="list103552314602072" text:continue-numbering="true" text:style-name="WW8Num2">
        <text:list-item>
          <text:p text:style-name="P38">Ejemplo. </text:p>
        </text:list-item>
      </text:list>
      <text:p text:style-name="P8">Obtener aquellos apellidos que empiecen por 'A' y tengan una 'O' en su interior:</text:p>
      <text:p text:style-name="P8"/>
      <text:p text:style-name="P10">SELECT apellido from emple WHERE apellido LIKE 'A%O%';</text:p>
      <text:p text:style-name="P8"/>
      <text:p text:style-name="P8"/>
      <text:list xml:id="list103552310095231" text:continue-numbering="true" text:style-name="WW8Num2">
        <text:list-item>
          <text:p text:style-name="P38">Ejemplo. </text:p>
        </text:list-item>
      </text:list>
      <text:p text:style-name="P8">A continuación consideramos la tabla LIBRERÍA, obtener su descripción:</text:p>
      <text:p text:style-name="P15">desc libreria;</text:p>
      <text:p text:style-name="P17"/>
      <text:list xml:id="list103552317643328" text:continue-numbering="true" text:style-name="WW8Num2">
        <text:list-item>
          <text:p text:style-name="P38">Ejemplo. </text:p>
        </text:list-item>
      </text:list>
      <text:p text:style-name="P8">Consultamos las filas de la tabla LIBRERÍA cuyo tema sea 'Labores'; usamos el operador' = ':</text:p>
      <text:p text:style-name="P17"/>
      <text:p text:style-name="P20">SELECT * from libreria WHERE tema='Labores';</text:p>
      <text:p text:style-name="P17"/>
      <text:p text:style-name="P17"/>
      <text:list xml:id="list103551271693621" text:continue-numbering="true" text:style-name="WW8Num2">
        <text:list-item>
          <text:p text:style-name="P38">Ejemplo. </text:p>
        </text:list-item>
      </text:list>
      <text:p text:style-name="P8">Hacemos lo mismo, pero ahora, manejando el operador LIKE:</text:p>
      <text:p text:style-name="P7"/>
      <text:p text:style-name="P7">La consulta no devuelve nada, debido a que la columna TEMA está definida con el tipo CHAR(15). <text:s/>El tipo CHAR rellena blancos a la dere­cha hasta formar la longitud de 15 caracteres. Para que funcione la consulta tendremos que utilizar el comodín %:</text:p>
      <text:p text:style-name="P8"/>
      <text:p text:style-name="P8"/>
      <text:list xml:id="list103551441004653" text:continue-numbering="true" text:style-name="WW8Num2">
        <text:list-item>
          <text:p text:style-name="P38">Ejemplo. </text:p>
        </text:list-item>
      </text:list>
      <text:p text:style-name="P8">Consultar los apellidos de la tabla EMPLE cuyo número de departamento sea 10 ó 30:</text:p>
      <text:p text:style-name="P8"/>
      <text:p text:style-name="P22">SELECT apellido from emple WHERE dept_no=10 or dept_no=30;</text:p>
      <text:p text:style-name="P17"/>
      <text:p text:style-name="P17"/>
      <text:list xml:id="list103551574550071" text:continue-numbering="true" text:style-name="WW8Num2">
        <text:list-item>
          <text:p text:style-name="P38">Ejemplo. </text:p>
        </text:list-item>
      </text:list>
      <text:p text:style-name="P8">Consultar los apellidos de la tabla EMPLE cuyo número de departamento no sea ni 10 ni 30:</text:p>
      <text:p text:style-name="P15"/>
      <text:p text:style-name="P22">SELECT apellido from emple WHERE not dept_no=10 or not dept_no=30;</text:p>
      <text:p text:style-name="P17"/>
      <text:p text:style-name="P17"/>
      <text:list xml:id="list103550701985300" text:continue-numbering="true" text:style-name="WW8Num2">
        <text:list-item>
          <text:p text:style-name="P38">Ejemplo. </text:p>
        </text:list-item>
      </text:list>
      <text:p text:style-name="P8">Consultar los apellidos de la tabla EMPLE cuyo oficio sea 'VENDEDOR', 'ANALISTA' o 'EMPLEADO':</text:p>
      <text:p text:style-name="P8"/>
      <text:p text:style-name="P10">SELECT apellido from emple WHERE oficio='VENDEDOR' or oficio='ANALISTA' or oficio='EMPLEADO';</text:p>
      <text:p text:style-name="P8"/>
      <text:p text:style-name="P8"/>
      <text:list xml:id="list103551724455738" text:continue-numbering="true" text:style-name="WW8Num2">
        <text:list-item>
          <text:p text:style-name="P38">Ejemplo. </text:p>
        </text:list-item>
      </text:list>
      <text:p text:style-name="P8">Consultar los apellidos de la tabla EMPLE cuyo oficio no sea ni 'VENDEDOR' ni 'ANALISTA' ni 'EMPLEADO':</text:p>
      <text:p text:style-name="P8"/>
      <text:p text:style-name="P10">SELECT apellido from emple WHERE not oficio='VENDEDOR' and not oficio='ANALISTA' and not oficio='EMPLEADO';</text:p>
      <text:p text:style-name="P8"/>
      <text:p text:style-name="P8"/>
      <text:p text:style-name="P8"/>
      <text:list xml:id="list103551547470184" text:continue-numbering="true" text:style-name="WW8Num2">
        <text:list-item>
          <text:p text:style-name="P38">Ejemplo. </text:p>
        </text:list-item>
      </text:list>
      <text:p text:style-name="P8">A partir de la tabla EMPLE, obtener el apellido y el salario de los empleados cuyo SALARIO esté comprendido entre 150000 y 200000, ambos incluidos.</text:p>
      <text:p text:style-name="P8"/>
      <text:p text:style-name="P13"><text:soft-page-break/>SELECT apellido, salario from emple WHERE salario&gt;=150000 and salario&lt;=200000;</text:p>
      <text:p text:style-name="P13"/>
      <text:p text:style-name="P13">or</text:p>
      <text:p text:style-name="P13"/>
      <text:p text:style-name="P13">SELECT apellido, salario from emple WHERE salario BETWEEN 150000 and 200000;</text:p>
      <text:p text:style-name="P11"/>
      <text:p text:style-name="P11"/>
      <text:list xml:id="list103551610071742" text:continue-numbering="true" text:style-name="WW8Num2">
        <text:list-item>
          <text:p text:style-name="P38">Ejemplo. </text:p>
        </text:list-item>
      </text:list>
      <text:p text:style-name="P8"/>
      <text:p text:style-name="P8">A partir de la tabla EMPLE, obtener el apellido y el salario de los empleados cuyo SALARIO no esté comprendido entre 150000 y 200000</text:p>
      <text:p text:style-name="P17"/>
      <text:p text:style-name="P22">SELECT apellido, salario from emple WHERE salario&lt;=150000 or salario&gt;=200000;</text:p>
      <text:p text:style-name="P17"/>
      <text:p text:style-name="P21"/>
      <text:p text:style-name="P17"/>
      <text:list xml:id="list103552452823065" text:continue-numbering="true" text:style-name="WW8Num2">
        <text:list-item>
          <text:p text:style-name="P38">Ejemplo. </text:p>
        </text:list-item>
      </text:list>
      <text:p text:style-name="P8">A partir de la tabla EMPLE, obtener el APELLIDO, SALARIO Y DEPT_NO de los empleados cuyo salario sea mayor de 200000 en los departamentos 10 o 20</text:p>
      <text:p text:style-name="P8"/>
      <text:p text:style-name="P10">SELECT apellido, salario, dept_no from emple WHERE (dept_no=10 or dept_no=20) and salario&gt;200000;</text:p>
      <text:p text:style-name="P8"/>
      <text:p text:style-name="P8"/>
      <text:p text:style-name="P8"/>
      <text:p text:style-name="P8"/>
      <text:list xml:id="list103552827136130" text:continue-numbering="true" text:style-name="WW8Num2">
        <text:list-item>
          <text:p text:style-name="P38">Ejemplo. </text:p>
        </text:list-item>
      </text:list>
      <text:p text:style-name="P8">Realizar el ejercicio anterior (la solución segunda) sin utilizar paréntesis y comprobar que el resultado es diferente e incorrecto a la consulta que pide el ejemplo 19.</text:p>
      <text:p text:style-name="P17"/>
      <text:p text:style-name="P34">SELECT apellido, salario, dept_no from emple WHERE dept_no=10 or dept_no=20 and salario&gt;200000;</text:p>
      <text:p text:style-name="P17"/>
      <text:p text:style-name="P17"/>
      <text:list xml:id="list103550723026069" text:continue-numbering="true" text:style-name="WW8Num2">
        <text:list-item>
          <text:p text:style-name="P38">Ejemplo. </text:p>
        </text:list-item>
      </text:list>
      <text:p text:style-name="P8">Realizar el ejemplo 19 con el operador IN</text:p>
      <text:p text:style-name="P8"/>
      <text:p text:style-name="P35">SELECT apellido, salario, dept_no from emple WHERE dept_no in (10,20) and salario&gt;200000;</text:p>
      <text:p text:style-name="P8"/>
      <text:list xml:id="list103552675541451" text:continue-numbering="true" text:style-name="WW8Num2">
        <text:list-item>
          <text:p text:style-name="P38">Ejemplo. </text:p>
        </text:list-item>
      </text:list>
      <text:p text:style-name="P6">Visualiza la fecha del sistema en la tabla dual</text:p>
      <text:p text:style-name="P16"/>
      <text:p text:style-name="P16">SELECT sysdate from dual;</text:p>
      <text:p text:style-name="P16"/>
      <text:p text:style-name="P16"/>
      <text:list xml:id="list103552277852657" text:continue-numbering="true" text:style-name="WW8Num2">
        <text:list-item>
          <text:p text:style-name="P38">Ejemplo. </text:p>
        </text:list-item>
      </text:list>
      <text:p text:style-name="P6">A partir de la tabla EMPLE, obtener la fecha de alta, de manera que aparezca el número del mes.</text:p>
      <text:p text:style-name="P33"/>
      <text:p text:style-name="P16">SELECT EXTRACT(month from to_date(fecha_alt, 'DD/MM/YY')) FROM emple;</text:p>
      <text:p text:style-name="P16"/>
      <text:p text:style-name="P16">or</text:p>
      <text:p text:style-name="P16"/>
      <text:p text:style-name="P16">SELECT to_char(fecha_alt,’MM’) AS fecha_alta FROM emple;</text:p>
      <text:p text:style-name="P16"/>
      <text:p text:style-name="P16"/>
      <text:list xml:id="list103552226028878" text:continue-numbering="true" text:style-name="WW8Num2">
        <text:list-item>
          <text:p text:style-name="P38">Ejemplo. </text:p>
        </text:list-item>
      </text:list>
      <text:p text:style-name="P6">Obtener la fecha anterior, de forma que aparezca el año con cuatro cifras</text:p>
      <text:p text:style-name="P18"/>
      <text:p text:style-name="P23">SELECT to_char(fecha_alt,’YYYY’) AS fecha_alta FROM emple;</text:p>
      <text:p text:style-name="P23"/>
      <text:p text:style-name="P16"/>
      <text:p text:style-name="P16"><text:soft-page-break/></text:p>
      <text:p text:style-name="P16"/>
      <text:p text:style-name="P16"/>
      <text:list xml:id="list103551998919689" text:continue-numbering="true" text:style-name="WW8Num2">
        <text:list-item>
          <text:p text:style-name="P38">Ejemplo. </text:p>
        </text:list-item>
      </text:list>
      <text:p text:style-name="P6">Obtener la fecha de hoy con el siguiente formato:</text:p>
      <text:p text:style-name="P6"/>
      <text:p text:style-name="P27">SELECT to_char(sysdate,’dd/mm/yyyy’) as fecha from dual;</text:p>
      <text:p text:style-name="P6"/>
      <text:p text:style-name="P2"/>
      <text:list xml:id="list103552402269954" text:continue-numbering="true" text:style-name="WW8Num2">
        <text:list-item>
          <text:p text:style-name="P38">Ejemplo. </text:p>
        </text:list-item>
      </text:list>
      <text:p text:style-name="P6">Visualizar los salarios de la tabla EMPLE de manera formateada, el punto para los miles.</text:p>
      <text:p text:style-name="P18"/>
      <text:p text:style-name="P23">SELECT to_char(salario, ‘999G999’) as suma_salarios from emple;</text:p>
      <text:p text:style-name="P16"/>
      <text:p text:style-name="P25"/>
      <text:list xml:id="list103552170675518" text:continue-numbering="true" text:style-name="WW8Num2">
        <text:list-item>
          <text:p text:style-name="P38">Ejemplo. </text:p>
        </text:list-item>
      </text:list>
      <text:p text:style-name="P6">Cambiar la cadena ‘01012001’ (dia mes y año) a tipo DATE</text:p>
      <text:p text:style-name="P18"/>
      <text:p text:style-name="P23">SELECT to_date(‘01012001’, ’DD/MM/YYYY) as fecha from dual;</text:p>
      <text:p text:style-name="P18"/>
      <text:p text:style-name="P16"/>
      <text:list xml:id="list103550827736612" text:continue-numbering="true" text:style-name="WW8Num2">
        <text:list-item>
          <text:p text:style-name="P38">Ejemplo. </text:p>
        </text:list-item>
      </text:list>
      <text:p text:style-name="P6">Obtener el mes a partir de la cadena ‘01012001’</text:p>
      <text:p text:style-name="P6"/>
      <text:p text:style-name="P27">SELECT to_char(to_date(‘01012001’, <text:s/>‘DDMMYYYY’), ‘DD’) as MES_fecha from dual;</text:p>
      <text:p text:style-name="P6"/>
      <text:p text:style-name="P2"/>
      <text:p text:style-name="P2"/>
      <text:p text:style-name="P2"/>
      <text:list xml:id="list103551783551338" text:continue-numbering="true" text:style-name="WW8Num2">
        <text:list-item>
          <text:p text:style-name="P38">Ejemplo. </text:p>
        </text:list-item>
      </text:list>
      <text:p text:style-name="P6">Obtener el día a partir de la cadena ‘01012001’</text:p>
      <text:p text:style-name="P18"/>
      <text:p text:style-name="P18"/>
      <text:p text:style-name="P18"/>
      <text:list xml:id="list103550948119314" text:continue-numbering="true" text:style-name="WW8Num2">
        <text:list-item>
          <text:p text:style-name="P38">Ejemplo. </text:p>
        </text:list-item>
      </text:list>
      <text:p text:style-name="P8">Con la tabla EMPLE y DEPART. Consultar los datos de los empleados que trabajen en ‘MADRID’ o ‘BARCELONA’.</text:p>
      <text:p text:style-name="P8"/>
      <text:p text:style-name="P8"/>
      <text:p text:style-name="P8"/>
      <text:list xml:id="list103552315672713" text:continue-numbering="true" text:style-name="WW8Num2">
        <text:list-item>
          <text:p text:style-name="P38">Ejemplo. </text:p>
        </text:list-item>
      </text:list>
      <text:p text:style-name="P4">A partir de las tablas EMPLE y DEPART obtener el apellido, oficio, número de empleado, nombre de departamento y localidad. Estas tablas tienen en común el campo dept_no, por el cual se combinan las tablas</text:p>
      <text:p text:style-name="P4"/>
      <text:p text:style-name="P4"/>
      <text:p text:style-name="P4"/>
      <text:list xml:id="list103552223330487" text:continue-numbering="true" text:style-name="WW8Num2">
        <text:list-item>
          <text:p text:style-name="P38">Ejemplo. </text:p>
        </text:list-item>
      </text:list>
      <text:p text:style-name="P4">De las tablas ALUMNOS, ASIGNATURAS Y NOTAS obtener el nombre de alumno, su asignatura y su nota.</text:p>
      <text:p text:style-name="P4"/>
      <text:p text:style-name="P4"/>
      <text:list xml:id="list103552382524132" text:continue-numbering="true" text:style-name="WW8Num2">
        <text:list-item>
          <text:p text:style-name="P38">Ejemplo. </text:p>
        </text:list-item>
      </text:list>
      <text:p text:style-name="P4">Obtener los nombres de alumnos matriculados en ‘FOL’</text:p>
      <text:p text:style-name="P26"/>
      <text:p text:style-name="P26">SELECT apenom, nombre FROM alumnos, asignaturas WHERE nombre='FOL';</text:p>
      <text:p text:style-name="P5"/>
      <text:p text:style-name="P5"/>
      <text:list xml:id="list103550921753595" text:continue-numbering="true" text:style-name="WW8Num2">
        <text:list-item>
          <text:p text:style-name="P38">Ejemplo. </text:p>
        </text:list-item>
      </text:list>
      <text:p text:style-name="Standard"><text:span text:style-name="T1">Seleccionar el apellido, el oficio y la localidad de los departamentos donde trabajan los ANALISTAS</text:span><text:span text:style-name="T2">.</text:span></text:p>
      <text:p text:style-name="P5"/>
      <text:p text:style-name="P5"/>
      <text:p text:style-name="P5"/>
      <text:p text:style-name="P5"><text:soft-page-break/></text:p>
      <text:list xml:id="list103551801814678" text:continue-numbering="true" text:style-name="WW8Num2">
        <text:list-item>
          <text:p text:style-name="P38">Ejemplo. </text:p>
        </text:list-item>
      </text:list>
      <text:p text:style-name="P4">Visualizar el tema, estante y ejemplares de las filas de LIBRERÍA con ejemplares comprendidos entre 8 y 15</text:p>
      <text:p text:style-name="P5"/>
      <text:p text:style-name="P5"/>
      <text:p text:style-name="P5"/>
      <text:list xml:id="list103550923104913" text:continue-numbering="true" text:style-name="WW8Num2">
        <text:list-item>
          <text:p text:style-name="P38">Ejemplo. </text:p>
        </text:list-item>
      </text:list>
      <text:p text:style-name="P4">Visualizar las columnas TEMA, ESTANTE y EJEMPLARES de las filas cuyo ESTANTE no esté comprendido entre la “B” y la “D”</text:p>
      <text:p text:style-name="P5"/>
      <text:p text:style-name="P5"/>
      <text:p text:style-name="P5"/>
      <text:p text:style-name="P5"/>
      <text:p text:style-name="P5"/>
      <text:list xml:id="list103551206040857" text:continue-numbering="true" text:style-name="WW8Num2">
        <text:list-item>
          <text:p text:style-name="P38">Ejemplo. </text:p>
        </text:list-item>
      </text:list>
      <text:p text:style-name="P4">Visualizar los temas de LIBRERÍA cuyo número de ejemplares no esté entre 15 y 20, ambos incluidos</text:p>
      <text:p text:style-name="P1"/>
      <text:p text:style-name="P3"/>
      <text:p text:style-name="P5"/>
      <text:list xml:id="list103550828735890" text:continue-numbering="true" text:style-name="WW8Num2">
        <text:list-item>
          <text:p text:style-name="P38">Ejemplo. </text:p>
        </text:list-item>
      </text:list>
      <text:p text:style-name="P4">Visualizar todas las asignaturas que contengan tres letras “o” en su interior y tengan alumnos matriculados de “Madrid”</text:p>
      <text:p text:style-name="P3"/>
      <text:p text:style-name="P5"/>
      <text:list xml:id="list103551640399401" text:continue-numbering="true" text:style-name="WW8Num2">
        <text:list-item>
          <text:p text:style-name="P38">Ejemplo. </text:p>
        </text:list-item>
      </text:list>
      <text:p text:style-name="Standard"><text:span text:style-name="T1">Visualizar los nombres de alumnos que tengan una nota entre 7 y 8 en la asignatura de “FOL</text:span><text:span text:style-name="T2">”</text:span></text:p>
      <text:p text:style-name="P5"/>
      <text:p text:style-name="P5"/>
      <text:p text:style-name="P5"/>
      <text:p text:style-name="P5"/>
      <text:list xml:id="list103552323199972" text:continue-numbering="true" text:style-name="WW8Num2">
        <text:list-item>
          <text:p text:style-name="P38">Ejemplo. </text:p>
        </text:list-item>
      </text:list>
      <text:p text:style-name="P4">Visualizar los nombres de alumnos de “Madrid” que tengan alguna asignatura suspendida</text:p>
      <text:p text:style-name="P26"/>
      <text:p text:style-name="P26">SELECT apenom, nota, pobla FROM alumnos, notas WHERE pobla='Madrid' and nota&lt;5 and alumnos.dni=notas.dni;</text:p>
      <text:p text:style-name="P29"/>
      <text:p text:style-name="P4"/>
      <text:p text:style-name="P4"/>
      <text:list xml:id="list103550769658959" text:continue-numbering="true" text:style-name="WW8Num2">
        <text:list-item>
          <text:p text:style-name="P38">Ejemplo. </text:p>
        </text:list-item>
      </text:list>
      <text:p text:style-name="P8">Consultar los apellidos y oficios de todos los empleados del departamento 20 cuyo trabajo sea idéntico al de cualquiera de los empleados del departamento de ‘VENTAS’</text:p>
      <text:p text:style-name="P8"/>
      <text:p text:style-name="P22">SELECT apellido, oficio FROM emple WHERE dept_no=20 </text:p>
      <text:p text:style-name="P22">and oficio in (SELECT distinct oficio FROM emple E, depart D WHERE D.dnombre='VENTAS' and E.dept_no=D.dept_no);</text:p>
      <text:p text:style-name="P17"/>
      <text:p text:style-name="P19"/>
      <text:list xml:id="list103550727859719" text:continue-numbering="true" text:style-name="WW8Num2">
        <text:list-item>
          <text:p text:style-name="P38">Ejemplo. </text:p>
        </text:list-item>
      </text:list>
      <text:p text:style-name="P8">Obtener el apellido de los empleados con los mismos oficio y salarios que los que se apellidan ‘GIL’</text:p>
      <text:p text:style-name="P28"/>
      <text:p text:style-name="P28">SELECT apellido FROM emple WHERE (oficio, salario) </text:p>
      <text:p text:style-name="P28">in (SELECT oficio, salario FROM emple WHERE apellido='GIL');</text:p>
      <text:p text:style-name="P28"/>
      <text:p text:style-name="P5"/>
      <text:list xml:id="list103552593822909" text:continue-numbering="true" text:style-name="WW8Num2">
        <text:list-item>
          <text:p text:style-name="P38">Ejemplo. </text:p>
        </text:list-item>
      </text:list>
      <text:p text:style-name="Standard"><text:span text:style-name="T1">Obtener los nombres de alumnos matriculados en ‘FOL’ </text:span><text:span text:style-name="T3">(</text:span><text:span text:style-name="T1">usando SUBCONSULTAS).</text:span></text:p>
      <text:p text:style-name="P4"/>
      <text:p text:style-name="P24">SELECT apenom FROM alumnos, asignaturas WHERE nombre </text:p>
      <text:p text:style-name="P24">in (SELECT nombre FROM asignaturas WHERE nombre='FOL');</text:p>
      <text:p text:style-name="P24"/>
      <text:p text:style-name="P24"/>
      <text:p text:style-name="P24"/>
      <text:p text:style-name="P19"/>
      <text:list xml:id="list103552812125914" text:continue-numbering="true" text:style-name="WW8Num2">
        <text:list-item>
          <text:p text:style-name="P38"><text:soft-page-break/>Ejemplo. </text:p>
        </text:list-item>
      </text:list>
      <text:p text:style-name="P19">Seleccionar de la tabla EMPLE aquellas filas cuyo APELLIDO empiece por “A” y el OFICIO tenga una “E” en cualquier posición</text:p>
      <text:p text:style-name="P19"/>
      <text:p text:style-name="P24">SELECT apellido FROM emple WHERE apellido LIKE 'A%' </text:p>
      <text:p text:style-name="P24">and oficio in (SELECT oficio FROM emple WHERE oficio LIKE '%E%') ;</text:p>
      <text:p text:style-name="P24"/>
      <text:p text:style-name="P19"/>
      <text:list xml:id="list103552762477470" text:continue-numbering="true" text:style-name="WW8Num2">
        <text:list-item>
          <text:p text:style-name="P38">Ejemplo. </text:p>
        </text:list-item>
      </text:list>
      <text:p text:style-name="P4">Mostrar los empleados (nombre, oficio, salario y fecha de alta) que desempeñen el mismo oficio que los “JIMENEZ” o que tengan un salario mayor o igual que cualquier “FERNANDEZ”</text:p>
      <text:p text:style-name="P5"/>
      <text:p text:style-name="P24">SELECT apellido,oficio,salario,fecha_alt FROM emple </text:p>
      <text:p text:style-name="P24"><text:s text:c="4"/>WHERE oficio in </text:p>
      <text:p text:style-name="P24"><text:s text:c="4"/>(SELECT oficio FROM emple WHERE apellido='JIMÉNEZ') </text:p>
      <text:p text:style-name="P24"><text:s text:c="4"/>or salario &gt;= (SELECT salario from emple WHERE apellido='FERNÁNDEZ');</text:p>
      <text:p text:style-name="P24"/>
      <text:p text:style-name="P19"/>
      <text:list xml:id="list103551549775796" text:continue-numbering="true" text:style-name="WW8Num2">
        <text:list-item>
          <text:p text:style-name="P38">Ejemplo. </text:p>
        </text:list-item>
      </text:list>
      <text:p text:style-name="P4">Mostrar en pantalla el nombre, oficio y salario de los empleados de los departamentos de “FERNANDEZ” que tengan sus mismos salarios.</text:p>
      <text:p text:style-name="P5"/>
      <text:p text:style-name="P24">SELECT apellido,oficio,salario,fecha_alt FROM emple </text:p>
      <text:p text:style-name="P24"><text:s text:c="4"/>WHERE dept_no in </text:p>
      <text:p text:style-name="P24"><text:s text:c="4"/>(SELECT dept_no FROM emple WHERE apellido='FERNÁNDEZ')</text:p>
      <text:p text:style-name="P24"><text:s text:c="4"/>and salario = (SELECT salario from emple WHERE apellido='FERNÁNDEZ');</text:p>
      <text:p text:style-name="P19"/>
      <text:p text:style-name="P19"/>
      <text:list xml:id="list103552005652742" text:continue-numbering="true" text:style-name="WW8Num2">
        <text:list-item>
          <text:p text:style-name="P38">Ejemplo. </text:p>
        </text:list-item>
      </text:list>
      <text:p text:style-name="P4">Presentar los nombres y oficios de los empleados que tienen el mismo trabajo que los que se apellidan “JIMÉNEZ”.</text:p>
      <text:p text:style-name="P24"/>
      <text:p text:style-name="P24">SELECT apellido, oficio FROM emple </text:p>
      <text:p text:style-name="P24"><text:s text:c="4"/>WHERE oficio in </text:p>
      <text:p text:style-name="P24"><text:s text:c="4"/>(SELECT oficio FROM emple WHERE apellido='JIMÉNEZ');</text:p>
      <text:p text:style-name="P19"/>
      <text:p text:style-name="P19"/>
      <text:p text:style-name="P19"/>
      <text:list xml:id="list103550828705533" text:continue-numbering="true" text:style-name="WW8Num2">
        <text:list-item>
          <text:p text:style-name="P38">Ejemplo. </text:p>
        </text:list-item>
      </text:list>
      <text:p text:style-name="P4">Visualizar todos los temas de LIBRERÍA cuyo número de ejemplares sea inferior a los que hay en “Medicina”</text:p>
      <text:p text:style-name="P5"/>
      <text:p text:style-name="P28">SELECT tema FROM libreria </text:p>
      <text:p text:style-name="P28"><text:s text:c="4"/>WHERE ejemplares in</text:p>
      <text:p text:style-name="P28"><text:s text:c="4"/>(SELECT ejemplares FROM libreria </text:p>
      <text:p text:style-name="P28"><text:s text:c="8"/>WHERE ejemplares &lt; (SELECT ejemplares FROM libreria WHERE tema='Medicina'));</text:p>
      <text:p text:style-name="P36"/>
      <text:p text:style-name="P36"/>
      <text:p text:style-name="P36"/>
      <text:list xml:id="list103552568598622" text:continue-numbering="true" text:style-name="WW8Num2">
        <text:list-item>
          <text:p text:style-name="P38">Ejemplo. </text:p>
        </text:list-item>
      </text:list>
      <text:p text:style-name="Standard"><text:span text:style-name="T1">Visualizar los nombres de alumnos que tengan una nota entre 7 y 8 en la asignatura de “FOL</text:span><text:span text:style-name="T2">”</text:span></text:p>
      <text:p text:style-name="P36"/>
      <text:p text:style-name="P36"/>
      <text:p text:style-name="P36"/>
      <text:p text:style-name="P36"/>
      <text:p text:style-name="P36"/>
      <text:list xml:id="list103552081112203" text:continue-numbering="true" text:style-name="WW8Num2">
        <text:list-item>
          <text:p text:style-name="P38">Ejemplo. </text:p>
        </text:list-item>
      </text:list>
      <text:p text:style-name="P4">Visualizar los nombres de asignaturas que no tengan suspensos</text:p>
      <text:p text:style-name="P14">SELECT apenom FROM alumnos</text:p>
      <text:p text:style-name="P14"><text:s text:c="4"/>WHERE dni in</text:p>
      <text:p text:style-name="P14"><text:s text:c="4"/>(SELECT dni FROM notas WHERE nota&lt;5);</text:p>
      <text:p text:style-name="P14"><text:s text:c="4"/></text:p>
      <text:p text:style-name="P12"><text:soft-page-break/></text:p>
      <text:p text:style-name="P12"/>
      <text:list xml:id="list103550771085673" text:continue-numbering="true" text:style-name="WW8Num2">
        <text:list-item>
          <text:p text:style-name="P38">Ejemplo. </text:p>
        </text:list-item>
      </text:list>
      <text:p text:style-name="P4">Visualizar los nombres de alumnos de “Madrid” que tengan alguna asignatura suspendida (usando subconsultas).</text:p>
      <text:p text:style-name="P28"/>
      <text:p text:style-name="P45">SELECT apenom FROM alumnos</text:p>
      <text:p text:style-name="P45"><text:s text:c="4"/>WHERE dni in</text:p>
      <text:p text:style-name="P45"><text:s text:c="4"/>(SELECT dni FROM notas WHERE nota&lt;5)</text:p>
      <text:p text:style-name="P45"><text:s text:c="4"/>and pobla LIKE 'Madrid';</text:p>
      <text:p text:style-name="P45"/>
      <text:p text:style-name="P36"/>
      <text:list xml:id="list103552010026632" text:continue-numbering="true" text:style-name="WW8Num2">
        <text:list-item>
          <text:p text:style-name="P38">Ejemplo. </text:p>
        </text:list-item>
      </text:list>
      <text:p text:style-name="Standard"><text:span text:style-name="T1">Mostrar los nombres de alumnos sin repeticiones que tengan la misma nota que tiene “Díaz Fernández, María” en “FOL” en alguna asignatur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, Arial" style:font-family-generic="swiss" style:font-pitch="variable" fo:font-size="14pt" style:font-name-asian="Unifont1" style:font-family-asian="Unifont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2z1" style:family="text"/>
    <style:style style:name="WW8Num2z2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8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9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St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68cm" fo:margin-bottom="1.903cm" fo:margin-left="1.588cm" fo:margin-right="1.58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RESUELTOS UNIDAD III</dc:title>
    <meta:initial-creator>casa</meta:initial-creator>
    <meta:creation-date>2008-11-07T00:06:00</meta:creation-date>
    <dc:date>2021-10-29T10:35:50.609897824</dc:date>
    <meta:print-date>2021-10-15T13:03:00</meta:print-date>
    <meta:editing-cycles>165</meta:editing-cycles>
    <meta:editing-duration>PT21H21M18S</meta:editing-duration>
    <meta:generator>LibreOffice/6.0.7.3$Linux_X86_64 LibreOffice_project/00m0$Build-3</meta:generator>
    <meta:document-statistic meta:table-count="0" meta:image-count="0" meta:object-count="0" meta:page-count="7" meta:paragraph-count="167" meta:word-count="1505" meta:character-count="9777" meta:non-whitespace-character-count="8351"/>
  </office:meta>
</office:document-meta>
</file>